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ramond" svg:font-family="Garamond" style:font-family-generic="roman"/>
    <style:font-face style:name="Garamond1"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3b6a" officeooo:paragraph-rsid="001a3b6a"/>
    </style:style>
    <style:style style:name="P2" style:family="paragraph" style:parent-style-name="Standard" style:list-style-name="L1">
      <style:text-properties officeooo:rsid="001a3b6a" officeooo:paragraph-rsid="001a3b6a"/>
    </style:style>
    <style:style style:name="P3" style:family="paragraph" style:parent-style-name="Standard" style:list-style-name="L2">
      <style:text-properties officeooo:rsid="001a3b6a" officeooo:paragraph-rsid="001a3b6a"/>
    </style:style>
    <style:style style:name="P4" style:family="paragraph" style:parent-style-name="Standard" style:list-style-name="L5">
      <style:text-properties officeooo:rsid="001a3b6a" officeooo:paragraph-rsid="001a3b6a"/>
    </style:style>
    <style:style style:name="P5" style:family="paragraph" style:parent-style-name="Standard" style:list-style-name="L10">
      <style:text-properties officeooo:rsid="001a3b6a" officeooo:paragraph-rsid="001a3b6a"/>
    </style:style>
    <style:style style:name="P6" style:family="paragraph" style:parent-style-name="Standard" style:list-style-name="L4">
      <style:text-properties fo:font-weight="bold" officeooo:rsid="001a3b6a" officeooo:paragraph-rsid="001a3b6a" style:font-weight-asian="bold" style:font-weight-complex="bold"/>
    </style:style>
    <style:style style:name="P7" style:family="paragraph" style:parent-style-name="Standard" style:list-style-name="L9">
      <style:text-properties fo:font-weight="bold" officeooo:rsid="001a3b6a" officeooo:paragraph-rsid="001a3b6a" style:font-weight-asian="bold" style:font-weight-complex="bold"/>
    </style:style>
    <style:style style:name="P8" style:family="paragraph" style:parent-style-name="Standard" style:list-style-name="L12">
      <style:text-properties fo:font-weight="bold" officeooo:rsid="001a7156" officeooo:paragraph-rsid="001a7156" style:font-weight-asian="bold" style:font-weight-complex="bold"/>
    </style:style>
    <style:style style:name="P9" style:family="paragraph" style:parent-style-name="Standard">
      <style:paragraph-properties fo:text-align="justify" style:justify-single-word="false"/>
      <style:text-properties style:font-name="Garamond" fo:font-size="13pt" officeooo:rsid="001a3b6a" officeooo:paragraph-rsid="001ba4d4" style:font-size-asian="13pt" style:font-size-complex="13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consecutive-numbering="true">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ngths:</text:p>
      <text:p text:style-name="P1"/>
      <text:list xml:id="list1306530090" text:style-name="L1">
        <text:list-item>
          <text:p text:style-name="P2">Protecting personal sensitive information</text:p>
        </text:list-item>
        <text:list-item>
          <text:p text:style-name="P2">strong people skills</text:p>
        </text:list-item>
        <text:list-item>
          <text:p text:style-name="P2">excellent team player</text:p>
        </text:list-item>
      </text:list>
      <text:p text:style-name="P1"/>
      <text:p text:style-name="P1">Values:</text:p>
      <text:p text:style-name="P1"/>
      <text:list xml:id="list1718151046" text:style-name="L2">
        <text:list-item>
          <text:p text:style-name="P3">diversity and inclusion</text:p>
        </text:list-item>
        <text:list-item>
          <text:p text:style-name="P3">outstanding work ethic</text:p>
        </text:list-item>
        <text:list-item>
          <text:p text:style-name="P3">continuous learner</text:p>
        </text:list-item>
      </text:list>
      <text:p text:style-name="P1"/>
      <text:p text:style-name="P1">Clarifying Questions:</text:p>
      <text:p text:style-name="P1"/>
      <text:list xml:id="list2118918769" text:style-name="L4">
        <text:list-item>
          <text:p text:style-name="P6">What most interests me about the field of Cybersecurity?</text:p>
        </text:list-item>
      </text:list>
      <text:list xml:id="list1172982635" text:style-name="L5">
        <text:list-item>
          <text:list>
            <text:list-item>
              <text:p text:style-name="P4">Protecting businesses and people from Cyber criminals</text:p>
            </text:list-item>
            <text:list-item>
              <text:p text:style-name="P4">keeping out people who don’t belong in specific networks and databases</text:p>
            </text:list-item>
            <text:list-item>
              <text:p text:style-name="P4">Hacking</text:p>
            </text:list-item>
          </text:list>
        </text:list-item>
      </text:list>
      <text:p text:style-name="P1"/>
      <text:list xml:id="list1024563551" text:style-name="L9">
        <text:list-item>
          <text:p text:style-name="P7">Who is the audience for my Professional Statement?</text:p>
        </text:list-item>
      </text:list>
      <text:list xml:id="list1990965821" text:style-name="L10">
        <text:list-item>
          <text:list>
            <text:list-item>
              <text:p text:style-name="P5">Security professionals</text:p>
            </text:list-item>
            <text:list-item>
              <text:p text:style-name="P5">businesses looking for security professionals</text:p>
            </text:list-item>
            <text:list-item>
              <text:p text:style-name="P5">Government</text:p>
            </text:list-item>
          </text:list>
        </text:list-item>
      </text:list>
      <text:p text:style-name="P1"/>
      <text:list xml:id="list3537989851" text:style-name="L12">
        <text:list-item>
          <text:p text:style-name="P8">In what ways can my strengths, values, and interest in Cybersecurity support the security goals of various organizations?</text:p>
        </text:list-item>
      </text:list>
      <text:p text:style-name="P1"/>
      <text:p text:style-name="P1"/>
      <text:p text:style-name="P1"/>
      <text:p text:style-name="P1"/>
      <text:p text:style-name="P9">Finance Professional and Navy Veteran with a passion for Cybersecurity, currently pursuing education to transition into the Cybersecurity field. Adept at leveraging analytical skills honed in finance to assess and mitigate Cyber risks effectively. Eager to apply knowledge gained through coursework and hands-on experience to contribute to the protection of critical assets and infrastructure in the Cybersecurity real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ramond" svg:font-family="Garamond" style:font-family-generic="roman"/>
    <style:font-face style:name="Garamond1"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3T20:55:02.320049561</meta:creation-date>
    <dc:date>2024-06-23T21:14:54.239177966</dc:date>
    <meta:editing-duration>PT8M41S</meta:editing-duration>
    <meta:editing-cycles>2</meta:editing-cycles>
    <meta:generator>LibreOffice/7.3.7.2$Linux_X86_64 LibreOffice_project/30$Build-2</meta:generator>
    <meta:document-statistic meta:table-count="0" meta:image-count="0" meta:object-count="0" meta:page-count="1" meta:paragraph-count="19" meta:word-count="157" meta:character-count="1055" meta:non-whitespace-character-count="932"/>
  </office:meta>
</office:document-meta>
</file>